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9000001426A5A31DB48EE2C4F.png" manifest:media-type="image/png"/>
  <manifest:file-entry manifest:full-path="Pictures/100000000000064000000338FD757E56BB07F1B5.png" manifest:media-type="image/png"/>
  <manifest:file-entry manifest:full-path="Pictures/100002010000012C000001D6FE93E5BB943A50D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textarea-vertical-align="middle"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4.997cm" svg:x="1cm" svg:y="-0.33cm" presentation:class="title" presentation:user-transformed="true">
          <draw:text-box>
            <text:p text:style-name="P1"><text:s text:c="31"/><text:span text:style-name="T1">Água</text:span> </text:p>
          </draw:text-box>
        </draw:frame>
        <draw:frame presentation:style-name="pr2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xml:id="id1" draw:id="id1" draw:layer="layout" svg:width="28.265cm" svg:height="14.556cm" draw:transform="skewX (0.00715584993317675) rotate (0.00523598775598299) translate (-0.065cm 6.602cm)">
          <draw:image xlink:href="Pictures/100000000000064000000338FD757E56BB07F1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4"><text:s text:c="31"/>Índice <text:s text:c="8"/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2" text:id="id2">Importância </text:p>
              </text:list-item>
              <text:list-item>
                <text:p xml:id="id3" text:id="id3">Benefícios </text:p>
              </text:list-item>
              <text:list-item>
                <text:p xml:id="id4" text:id="id4">Problemas <text:tab/></text:p>
              </text:list-item>
              <text:list-item>
                <text:p xml:id="id5" text:id="id5">Solução</text:p>
              </text:list-item>
            </text:list>
          </draw:text-box>
        </draw:frame>
        <draw:frame draw:style-name="gr1" draw:text-style-name="P2" draw:layer="layout" svg:width="6.337cm" svg:height="9.927cm" svg:x="15.2cm" svg:y="9.2cm">
          <draw:image xlink:href="Pictures/100002010000012C000001D6FE93E5BB943A50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6"/>Importância </text:p>
          </draw:text-box>
        </draw:frame>
        <draw:frame presentation:style-name="pr2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 text:style-name="P2"><text:s text:c="27"/>Importância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draw:frame presentation:style-name="pr1" draw:layer="layout" svg:width="26cm" svg:height="2.663cm" svg:x="0.9cm" svg:y="0.837cm" presentation:class="title" presentation:user-transformed="true">
          <draw:text-box>
            <text:p><text:s text:c="26"/>Importância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7"/>Importância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5"/>Importância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8"/>Benefício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5"/>Benefício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7"/>Benefício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6"/>Benefício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5"/>Benefício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1">
        <draw:frame presentation:style-name="pr1" draw:layer="layout" svg:width="26cm" svg:height="2.663cm" svg:x="1cm" svg:y="0.837cm" presentation:class="title" presentation:user-transformed="true">
          <draw:text-box>
            <text:p><text:s text:c="26"/>Problema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25"/>Problemas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27"/>Problema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27"/>Problema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27"/>Problemas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29"/>Solução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30"/>Solução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30"/>Solução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31"/>Solução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1T1">
        <draw:frame presentation:style-name="pr1" draw:layer="layout" svg:width="26cm" svg:height="2.663cm" svg:x="1cm" svg:y="0.837cm" presentation:class="title">
          <draw:text-box>
            <text:p><text:s text:c="30"/>Solução </text:p>
          </draw:text-box>
        </draw:frame>
        <draw:frame presentation:style-name="pr2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text-properties fo:color="#ff3333"/>
    </style:style>
    <style:style style:name="MP13" style:family="paragraph">
      <loext:graphic-properties draw:fill="none"/>
      <style:paragraph-properties fo:text-align="center"/>
      <style:text-properties fo:color="#ff3333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000000" fo:font-size="20pt" style:font-size-asian="20pt" style:font-size-complex="20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9.4cm" svg:y="17.6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.156cm" svg:height="2cm" svg:x="0.444cm" svg:y="18.8cm" presentation:class="page-number">
        <draw:text-box>
          <text:p text:style-name="MP12"><text:span text:style-name="MT2"><text:page-number>&lt;número&gt;</text:page-number></text:span></text:p>
        </draw:text-box>
      </draw:frame>
      <draw:frame draw:style-name="Mgr3" draw:text-style-name="MP10" draw:layer="backgroundobjects" svg:width="5.644cm" svg:height="2.8cm" svg:x="22.356cm" svg:y="18.2cm">
        <draw:image xlink:href="Pictures/1000000000000289000001426A5A31DB48EE2C4F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4:22:15.438000000</meta:creation-date>
    <dc:date>2017-10-06T15:10:04.672000000</dc:date>
    <meta:editing-duration>PT14M41S</meta:editing-duration>
    <meta:editing-cycles>2</meta:editing-cycles>
    <meta:generator>LibreOffice/5.1.5.2$Windows_x86 LibreOffice_project/7a864d8825610a8c07cfc3bc01dd4fce6a9447e5</meta:generator>
    <meta:document-statistic meta:object-count="126"/>
  </office:meta>
</office:document-meta>
</file>